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9"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ext-properties officeooo:paragraph-rsid="001db8fc"/>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1db8fc"/>
    </style:style>
    <style:style style:name="P14" style:family="paragraph" style:parent-style-name="Standard">
      <style:paragraph-properties fo:margin-top="0in" fo:margin-bottom="0in" loext:contextual-spacing="false" fo:text-align="center" style:justify-single-word="false"/>
      <style:text-properties officeooo:paragraph-rsid="0035822c"/>
    </style:style>
    <style:style style:name="P15" style:family="paragraph" style:parent-style-name="Standard">
      <style:paragraph-properties fo:margin-top="0in" fo:margin-bottom="0in" loext:contextual-spacing="false" fo:text-align="center" style:justify-single-word="false"/>
      <style:text-properties officeooo:paragraph-rsid="004a26ea"/>
    </style:style>
    <style:style style:name="P16"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17"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18"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19" style:family="paragraph" style:parent-style-name="Standard">
      <style:paragraph-properties fo:margin-top="0in" fo:margin-bottom="0in" loext:contextual-spacing="false" fo:text-align="center" style:justify-single-word="false"/>
      <style:text-properties officeooo:rsid="0037a13f"/>
    </style:style>
    <style:style style:name="P20"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1"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2" style:family="paragraph" style:parent-style-name="Standard">
      <style:paragraph-properties fo:margin-top="0in" fo:margin-bottom="0in" loext:contextual-spacing="false" fo:text-align="center" style:justify-single-word="false"/>
      <style:text-properties officeooo:rsid="003826dd"/>
    </style:style>
    <style:style style:name="P23"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4"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5"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26" style:family="paragraph" style:parent-style-name="Table_20_Heading">
      <style:paragraph-properties fo:margin-top="0in" fo:margin-bottom="0in" loext:contextual-spacing="false" fo:text-align="center" style:justify-single-word="false"/>
    </style:style>
    <style:style style:name="P27" style:family="paragraph" style:parent-style-name="Table_20_Heading">
      <style:paragraph-properties fo:margin-top="0in" fo:margin-bottom="0in" loext:contextual-spacing="false" fo:text-align="center" style:justify-single-word="false"/>
      <style:text-properties officeooo:paragraph-rsid="001db8fc"/>
    </style:style>
    <style:style style:name="P28" style:family="paragraph" style:parent-style-name="Table_20_Heading">
      <style:paragraph-properties fo:margin-top="0in" fo:margin-bottom="0in" loext:contextual-spacing="false" fo:text-align="center" style:justify-single-word="false"/>
      <style:text-properties officeooo:paragraph-rsid="004a26e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1" style:family="paragraph" style:parent-style-name="Standard">
      <style:text-properties officeooo:rsid="001313e6" officeooo:paragraph-rsid="001313e6"/>
    </style:style>
    <style:style style:name="P32" style:family="paragraph" style:parent-style-name="Standard">
      <style:paragraph-properties fo:text-align="start" style:justify-single-word="false"/>
      <style:text-properties officeooo:paragraph-rsid="0028687a"/>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35822c"/>
    </style:style>
    <style:style style:name="P35" style:family="paragraph" style:parent-style-name="Standard">
      <style:text-properties officeooo:paragraph-rsid="0010bd19"/>
    </style:style>
    <style:style style:name="P36" style:family="paragraph" style:parent-style-name="Standard">
      <style:text-properties officeooo:paragraph-rsid="001db8fc"/>
    </style:style>
    <style:style style:name="P37" style:family="paragraph" style:parent-style-name="Standard">
      <style:text-properties officeooo:rsid="002f9500" officeooo:paragraph-rsid="002f9500"/>
    </style:style>
    <style:style style:name="P38" style:family="paragraph" style:parent-style-name="Standard">
      <style:paragraph-properties fo:text-align="center" style:justify-single-word="false"/>
      <style:text-properties officeooo:rsid="003826dd" officeooo:paragraph-rsid="003826dd"/>
    </style:style>
    <style:style style:name="P39" style:family="paragraph" style:parent-style-name="Standard">
      <style:paragraph-properties fo:text-align="center" style:justify-single-word="false"/>
      <style:text-properties officeooo:rsid="00253fb5"/>
    </style:style>
    <style:style style:name="P40" style:family="paragraph" style:parent-style-name="Standard">
      <style:text-properties officeooo:paragraph-rsid="004a26ea"/>
    </style:style>
    <style:style style:name="P41" style:family="paragraph" style:parent-style-name="Standard">
      <style:text-properties officeooo:paragraph-rsid="004833b9"/>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Heading_20_1">
      <style:text-properties officeooo:paragraph-rsid="0019cf42"/>
    </style:style>
    <style:style style:name="P44" style:family="paragraph" style:parent-style-name="Heading_20_1" style:master-page-name="First_20_Page">
      <style:paragraph-properties style:page-number="auto"/>
    </style:style>
    <style:style style:name="P45" style:family="paragraph" style:parent-style-name="Standard" style:list-style-name="L1"/>
    <style:style style:name="P46" style:family="paragraph" style:parent-style-name="Standard" style:list-style-name="L1">
      <style:text-properties style:font-name="Times New Roman1"/>
    </style:style>
    <style:style style:name="P47" style:family="paragraph" style:parent-style-name="Standard">
      <style:paragraph-properties fo:text-align="center" style:justify-single-word="false"/>
      <style:text-properties officeooo:rsid="00267d0d"/>
    </style:style>
    <style:style style:name="P48" style:family="paragraph" style:parent-style-name="Standard" style:master-page-name="Landscape">
      <style:paragraph-properties style:page-number="auto"/>
      <style:text-properties officeooo:paragraph-rsid="0010bd19"/>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Heading_20_2">
      <style:text-properties officeooo:paragraph-rsid="004a26ea"/>
    </style:style>
    <style:style style:name="P52" style:family="paragraph" style:parent-style-name="Heading_20_2">
      <style:text-properties officeooo:paragraph-rsid="001db8f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b973a" style:font-size-asian="8pt"/>
    </style:style>
    <style:style style:name="T5" style:family="text">
      <style:text-properties fo:font-size="9pt" style:font-size-asian="9pt"/>
    </style:style>
    <style:style style:name="T6" style:family="text">
      <style:text-properties officeooo:rsid="002aa984"/>
    </style:style>
    <style:style style:name="T7" style:family="text">
      <style:text-properties officeooo:rsid="003ae8bc"/>
    </style:style>
    <style:style style:name="T8" style:family="text">
      <style:text-properties officeooo:rsid="004833b9"/>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073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officeooo:rsid="0012f730"/>
    </style:style>
    <style:style style:name="T14" style:family="text">
      <style:text-properties officeooo:rsid="0018a014"/>
    </style:style>
    <style:style style:name="T15" style:family="text">
      <style:text-properties officeooo:rsid="0019cf42"/>
    </style:style>
    <style:style style:name="T16" style:family="text">
      <style:text-properties officeooo:rsid="001a67f6"/>
    </style:style>
    <style:style style:name="T17" style:family="text">
      <style:text-properties officeooo:rsid="001d6a4b"/>
    </style:style>
    <style:style style:name="T18" style:family="text">
      <style:text-properties officeooo:rsid="001db8fc"/>
    </style:style>
    <style:style style:name="T19" style:family="text">
      <style:text-properties officeooo:rsid="0020e44c"/>
    </style:style>
    <style:style style:name="T20" style:family="text">
      <style:text-properties officeooo:rsid="00253fb5"/>
    </style:style>
    <style:style style:name="T21" style:family="text">
      <style:text-properties officeooo:rsid="002915f2"/>
    </style:style>
    <style:style style:name="T22" style:family="text">
      <style:text-properties officeooo:rsid="0029e7d9"/>
    </style:style>
    <style:style style:name="T23" style:family="text">
      <style:text-properties officeooo:rsid="002b863c"/>
    </style:style>
    <style:style style:name="T24" style:family="text">
      <style:text-properties officeooo:rsid="003232c2"/>
    </style:style>
    <style:style style:name="T25" style:family="text">
      <style:text-properties officeooo:rsid="00329310"/>
    </style:style>
    <style:style style:name="T26" style:family="text">
      <style:text-properties officeooo:rsid="003449e2"/>
    </style:style>
    <style:style style:name="T27" style:family="text">
      <style:text-properties officeooo:rsid="003ccc61"/>
    </style:style>
    <style:style style:name="T28" style:family="text">
      <style:text-properties officeooo:rsid="003e49ff"/>
    </style:style>
    <style:style style:name="T29" style:family="text">
      <style:text-properties officeooo:rsid="0041f404"/>
    </style:style>
    <style:style style:name="T30" style:family="text">
      <style:text-properties officeooo:rsid="004a26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troduction (Informative)</text:h>
      <text:p text:style-name="Standard">This standard describes the format and allocation of OpenLCB 48-bit Unique Identifiers. It is not specific to any wire protocol.</text:p>
      <text:h text:style-name="P43" text:outline-level="1">Intended Use (Informative)</text:h>
      <text:p text:style-name="Standard">Many OpenLCB protocols rely on each node having a Node ID, <text:span text:style-name="T9">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5">Normative</text:span>)</text:h>
      <text:p text:style-name="Standard">This specification is in the context of the following OpenLCB Standards:</text:p>
      <text:list xml:id="list259176377573691982" text:style-name="L1">
        <text:list-item>
          <text:p text:style-name="P46">The OpenLCB Message Network Standard, which <text:span text:style-name="T12">defines the basic messages and how they interact. Higher-level protocols are based on this message network, but are defined elsewhere.</text:span></text:p>
        </text:list-item>
        <text:list-item>
          <text:p text:style-name="P45">The OpenLCB Event Identification Standard, which defines the well-known Events Identifiers.</text:p>
        </text:list-item>
      </text:list>
      <text:h text:style-name="Heading_20_1" text:outline-level="1">Format <text:span text:style-name="T16">(Normative)</text:span></text:h>
      <text:p text:style-name="Standard">An OpenLCB <text:span text:style-name="T6">U</text:span>nique <text:span text:style-name="T6">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7">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6">Byte 1</text:p>
          </table:table-cell>
          <table:table-cell table:style-name="Table14.A1" office:value-type="string">
            <text:p text:style-name="P26">Byte 2</text:p>
          </table:table-cell>
          <table:table-cell table:style-name="Table14.A1" office:value-type="string">
            <text:p text:style-name="P26">Byte 3</text:p>
          </table:table-cell>
          <table:table-cell table:style-name="Table14.A1" office:value-type="string">
            <text:p text:style-name="P26">Byte 4</text:p>
          </table:table-cell>
          <table:table-cell table:style-name="Table14.A1" office:value-type="string">
            <text:p text:style-name="P26">Byte 5</text:p>
          </table:table-cell>
          <table:table-cell table:style-name="Table14.A1" office:value-type="string">
            <text:p text:style-name="P26">Byte 6</text:p>
          </table:table-cell>
          <table:table-cell table:style-name="Table14.A1" office:value-type="string">
            <text:p text:style-name="P26">Organization</text:p>
          </table:table-cell>
          <table:table-cell table:style-name="Table14.H1" office:value-type="string">
            <text:p text:style-name="P26">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pecifically assigned ranges <text:span text:style-name="T22">by request</text:span></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mporary individually Unique Identifiers leased by automatic requests</text:p>
          </table:table-cell>
        </table:table-row>
        <table:table-row>
          <table:table-cell table:style-name="Table14.A11" office:value-type="string">
            <text:p text:style-name="P16">09</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6">OpenLCB</text:p>
          </table:table-cell>
          <table:table-cell table:style-name="Table14.H11" office:value-type="string">
            <text:p text:style-name="P17">Long (16-bit) NMRA DCC manufacture identifiers</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8">U</text:span>nique <text:span text:style-name="T28">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6">Byte 1</text:p>
            </table:table-cell>
            <table:table-cell table:style-name="Table15.A1" office:value-type="string">
              <text:p text:style-name="P26">Byte 2</text:p>
            </table:table-cell>
            <table:table-cell table:style-name="Table15.A1" office:value-type="string">
              <text:p text:style-name="P26">Byte 3</text:p>
            </table:table-cell>
            <table:table-cell table:style-name="Table15.A1" office:value-type="string">
              <text:p text:style-name="P26">Byte 4</text:p>
            </table:table-cell>
            <table:table-cell table:style-name="Table15.A1" office:value-type="string">
              <text:p text:style-name="P26">Byte 5</text:p>
            </table:table-cell>
            <table:table-cell table:style-name="Table15.A1" office:value-type="string">
              <text:p text:style-name="P26">Byte 6</text:p>
            </table:table-cell>
            <table:table-cell table:style-name="Table15.A1" office:value-type="string">
              <text:p text:style-name="P26">Organization</text:p>
            </table:table-cell>
            <table:table-cell table:style-name="Table15.H1" office:value-type="string">
              <text:p text:style-name="P26">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6">Byte 1</text:p>
          </table:table-cell>
          <table:table-cell table:style-name="Table3.A1" office:value-type="string">
            <text:p text:style-name="P26">Byte 2</text:p>
          </table:table-cell>
          <table:table-cell table:style-name="Table3.A1" office:value-type="string">
            <text:p text:style-name="P26">Byte 3</text:p>
          </table:table-cell>
          <table:table-cell table:style-name="Table3.A1" office:value-type="string">
            <text:p text:style-name="P26">Byte 4</text:p>
          </table:table-cell>
          <table:table-cell table:style-name="Table3.A1" office:value-type="string">
            <text:p text:style-name="P26">Byte 5</text:p>
          </table:table-cell>
          <table:table-cell table:style-name="Table3.A1" office:value-type="string">
            <text:p text:style-name="P26">Byte 6</text:p>
          </table:table-cell>
          <table:table-cell table:style-name="Table3.A1" office:value-type="string">
            <text:p text:style-name="P26">Organization</text:p>
          </table:table-cell>
          <table:table-cell table:style-name="Table3.H1" office:value-type="string">
            <text:p text:style-name="P26">Comment</text:p>
          </table:table-cell>
        </table:table-row>
        <table:table-row>
          <table:table-cell table:style-name="Table3.A8" office:value-type="string">
            <text:p text:style-name="P9">01</text:p>
          </table:table-cell>
          <table:table-cell table:style-name="Table3.B8" office:value-type="string">
            <text:p text:style-name="P9">00</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8">Reserved for automatically-<text:span text:style-name="T16">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0">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N state). <text:s/>See Event Identifiers Standard <text:span text:style-name="T17">and 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FF state). <text:s/>See Event Identifiers Standard <text:span text:style-name="T17">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0">DCC Translation</text:p>
          </table:table-cell>
        </table:table-row>
      </table:table>
      <text:p text:style-name="Standard"/>
      <text:h text:style-name="Heading_20_2" text:outline-level="2">Manufacture<text:span text:style-name="T14">r</text:span> Specific</text:h>
      <text:p text:style-name="Standard">Manufacturers shall ensure uniqueness for identifiers they assign. <text:s/><text:span text:style-name="T17">Short (8-bit) NMRA DCC manufacture ID's are assigned out of this pool. <text:s/>Please see section </text:span><text:span text:style-name="T17"><text:bookmark-ref text:reference-format="chapter" text:ref-name="__RefHeading__4005_53554088">5.11</text:bookmark-ref></text:span><text:span text:style-name="T17">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6">Byte 1</text:p>
          </table:table-cell>
          <table:table-cell table:style-name="Table7.A1" office:value-type="string">
            <text:p text:style-name="P26">Byte 2</text:p>
          </table:table-cell>
          <table:table-cell table:style-name="Table7.A1" office:value-type="string">
            <text:p text:style-name="P26">Byte 3</text:p>
          </table:table-cell>
          <table:table-cell table:style-name="Table7.A1" office:value-type="string">
            <text:p text:style-name="P26">Byte 4</text:p>
          </table:table-cell>
          <table:table-cell table:style-name="Table7.A1" office:value-type="string">
            <text:p text:style-name="P26">Byte 5</text:p>
          </table:table-cell>
          <table:table-cell table:style-name="Table7.A1" office:value-type="string">
            <text:p text:style-name="P26">Byte 6</text:p>
          </table:table-cell>
          <table:table-cell table:style-name="Table7.A1" office:value-type="string">
            <text:p text:style-name="P26">Organization</text:p>
          </table:table-cell>
          <table:table-cell table:style-name="Table7.H1" office:value-type="string">
            <text:p text:style-name="P26">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0">Manufactures who have been assigned a <text:span text:style-name="T26">short </text:span>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JMRI</text:p>
          </table:table-cell>
          <table:table-cell table:style-name="Table7.H6" office:value-type="string">
            <text:p text:style-name="P10">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3">CBUS <text:s text:c="7"/></text:span>Node ID</text:p>
          </table:table-cell>
          <table:covered-table-cell/>
          <table:table-cell table:style-name="Table7.G6" office:value-type="string">
            <text:p text:style-name="P12"><text:span text:style-name="T17">DCC – </text:span>MERG</text:p>
          </table:table-cell>
          <table:table-cell table:style-name="Table7.H6" office:value-type="string">
            <text:p text:style-name="P10">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span text:style-name="T17">DCC – </text:span>NMRA</text:p>
          </table:table-cell>
          <table:table-cell table:style-name="Table7.H6" office:value-type="string">
            <text:p text:style-name="P10">NMRA Reserved (for extended manufacture ID numbers). <text:s/><text:span text:style-name="T21">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3">'</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6">Byte 1</text:p>
            </table:table-cell>
            <table:table-cell table:style-name="Table16.A1" office:value-type="string">
              <text:p text:style-name="P26">Byte 2</text:p>
            </table:table-cell>
            <table:table-cell table:style-name="Table16.A1" office:value-type="string">
              <text:p text:style-name="P26">Byte 3</text:p>
            </table:table-cell>
            <table:table-cell table:style-name="Table16.A1" office:value-type="string">
              <text:p text:style-name="P26">Byte 4</text:p>
            </table:table-cell>
            <table:table-cell table:style-name="Table16.A1" office:value-type="string">
              <text:p text:style-name="P26">Byte 5</text:p>
            </table:table-cell>
            <table:table-cell table:style-name="Table16.A1" office:value-type="string">
              <text:p text:style-name="P26">Byte 6</text:p>
            </table:table-cell>
            <table:table-cell table:style-name="Table16.A1" office:value-type="string">
              <text:p text:style-name="P26">Organization</text:p>
            </table:table-cell>
            <table:table-cell table:style-name="Table16.H1" office:value-type="string">
              <text:p text:style-name="P26">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3">CBUS <text:s text:c="7"/></text:span>Layout ID</text:p>
          </table:table-cell>
          <table:covered-table-cell/>
          <table:table-cell table:style-name="Table16.E4" table:number-columns-spanned="2" office:value-type="string">
            <text:p text:style-name="P12"><text:span text:style-name="T13">CBUS <text:s text:c="7"/></text:span>Node ID</text:p>
          </table:table-cell>
          <table:covered-table-cell/>
          <table:table-cell table:style-name="Table16.G4" office:value-type="string">
            <text:p text:style-name="P12">MERG</text:p>
          </table:table-cell>
          <table:table-cell table:style-name="Table16.H4" office:value-type="string">
            <text:p text:style-name="P10">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6">Byte 1</text:p>
          </table:table-cell>
          <table:table-cell table:style-name="Table17.A1" office:value-type="string">
            <text:p text:style-name="P26">Byte 2</text:p>
          </table:table-cell>
          <table:table-cell table:style-name="Table17.A1" office:value-type="string">
            <text:p text:style-name="P26">Byte 3</text:p>
          </table:table-cell>
          <table:table-cell table:style-name="Table17.A1" office:value-type="string">
            <text:p text:style-name="P26">Byte 4</text:p>
          </table:table-cell>
          <table:table-cell table:style-name="Table17.A1" office:value-type="string">
            <text:p text:style-name="P26">Byte 5</text:p>
          </table:table-cell>
          <table:table-cell table:style-name="Table17.A1" office:value-type="string">
            <text:p text:style-name="P26">Byte 6</text:p>
          </table:table-cell>
          <table:table-cell table:style-name="Table17.A1" office:value-type="string">
            <text:p text:style-name="P26">Organization</text:p>
          </table:table-cell>
          <table:table-cell table:style-name="Table17.H1" office:value-type="string">
            <text:p text:style-name="P26">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P41">These ranges are assigned by the OpenLCB organization. <text:s/><text:span text:style-name="T8">The OpenLCB <text:s/>group regularly publishes the authoritative list of these assignments. The most up-to-date draft of these assignments are available on the OpenLCB website.</text:span></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8">Byte 1</text:p>
          </table:table-cell>
          <table:table-cell table:style-name="Table4.A1" office:value-type="string">
            <text:p text:style-name="P28">Byte 2</text:p>
          </table:table-cell>
          <table:table-cell table:style-name="Table4.A1" office:value-type="string">
            <text:p text:style-name="P28">Byte 3</text:p>
          </table:table-cell>
          <table:table-cell table:style-name="Table4.A1" office:value-type="string">
            <text:p text:style-name="P28">Byte 4</text:p>
          </table:table-cell>
          <table:table-cell table:style-name="Table4.A1" office:value-type="string">
            <text:p text:style-name="P28">Byte 5</text:p>
          </table:table-cell>
          <table:table-cell table:style-name="Table4.A1" office:value-type="string">
            <text:p text:style-name="P28">Byte 6</text:p>
          </table:table-cell>
          <table:table-cell table:style-name="Table4.A1" office:value-type="string">
            <text:p text:style-name="P28">Organization</text:p>
          </table:table-cell>
          <table:table-cell table:style-name="Table4.H1" office:value-type="string">
            <text:p text:style-name="P28">Comment</text:p>
          </table:table-cell>
        </table:table-row>
        <table:table-row table:style-name="Table4.1">
          <table:table-cell table:style-name="Table4.A3" office:value-type="string">
            <text:p text:style-name="P15">0<text:span text:style-name="T30">5</text:span></text:p>
          </table:table-cell>
          <table:table-cell table:style-name="Table4.B3" office:value-type="string">
            <text:p text:style-name="P15">0<text:span text:style-name="T30">1</text:span></text:p>
          </table:table-cell>
          <table:table-cell table:style-name="Table4.C3" office:value-type="string">
            <text:p text:style-name="P15">*</text:p>
          </table:table-cell>
          <table:table-cell table:style-name="Table4.D2" office:value-type="string">
            <text:p text:style-name="P25">*</text:p>
          </table:table-cell>
          <table:table-cell table:style-name="Table4.F2" office:value-type="string">
            <text:p text:style-name="P15">*</text:p>
          </table:table-cell>
          <table:table-cell table:style-name="Table4.F2" office:value-type="string">
            <text:p text:style-name="P15">*</text:p>
          </table:table-cell>
          <table:table-cell table:style-name="Table4.G2" office:value-type="string">
            <text:p text:style-name="P15">OpenLCB</text:p>
          </table:table-cell>
          <table:table-cell table:style-name="Table4.H3" office:value-type="string">
            <text:p text:style-name="P24">8-bit assigned ranges. <text:s/>The least significant byte is sequentially assigned.</text:p>
          </table:table-cell>
        </table:table-row>
        <table:table-row table:style-name="Table4.1">
          <table:table-cell table:style-name="Table4.A3" office:value-type="string">
            <text:p text:style-name="P25">05</text:p>
          </table:table-cell>
          <table:table-cell table:style-name="Table4.B3" office:value-type="string">
            <text:p text:style-name="P25">02</text:p>
          </table:table-cell>
          <table:table-cell table:style-name="Table4.C3"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25">OpenLCB</text:p>
          </table:table-cell>
          <table:table-cell table:style-name="Table4.H3" office:value-type="string">
            <text:p text:style-name="P24">8-bit assigned ranges. <text:s/>The least significant two bytes are sequentially assigned.</text:p>
          </table:table-cell>
        </table:table-row>
        <table:table-row table:style-name="Table4.1">
          <table:table-cell table:style-name="Table4.A4" office:value-type="string">
            <text:p text:style-name="P15">0<text:span text:style-name="T30">5</text:span></text:p>
          </table:table-cell>
          <table:table-cell table:style-name="Table4.B4" office:value-type="string">
            <text:p text:style-name="P15">0<text:span text:style-name="T30">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24">8-bit assigned ranges. <text:s/>The least significant three bytes are sequentially assigned.</text:p>
          </table:table-cell>
        </table:table-row>
      </table:table>
      <text:p text:style-name="P40"/>
      <text:h text:style-name="P51" text:outline-level="2">Locomotive Control Systems</text:h>
      <text:p text:style-name="Standard">This Unique <text:span text:style-name="T27">I</text:span>dentifier range (starting with a most significant byte value of 0x06) was originally allocated for locomotive control systems. <text:s/>These allocations are <text:span text:style-name="T10">no longer valid</text:span>, because locomotive control is being implemented differently than originally conceived. <text:s/><text:span text:style-name="T27">These allocations are known to have never been used other than for experimental purposes. <text:s/></text:span>For historical reasons, the values are displayed here. <text:s/><text:soft-page-break/><text:span text:style-name="T10">Do not use</text:span> these Unique Identifiers for any reason, as their use has been <text:span text:style-name="T10">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6">Byte 1</text:p>
            </table:table-cell>
            <table:table-cell table:style-name="Table19.A1" office:value-type="string">
              <text:p text:style-name="P26">Byte 2</text:p>
            </table:table-cell>
            <table:table-cell table:style-name="Table19.A1" office:value-type="string">
              <text:p text:style-name="P26">Byte 3</text:p>
            </table:table-cell>
            <table:table-cell table:style-name="Table19.A1" office:value-type="string">
              <text:p text:style-name="P26">Byte 4</text:p>
            </table:table-cell>
            <table:table-cell table:style-name="Table19.A1" office:value-type="string">
              <text:p text:style-name="P26">Byte 5</text:p>
            </table:table-cell>
            <table:table-cell table:style-name="Table19.A1" office:value-type="string">
              <text:p text:style-name="P26">Byte 6</text:p>
            </table:table-cell>
            <table:table-cell table:style-name="Table19.A1" office:value-type="string">
              <text:p text:style-name="P26">Organization</text:p>
            </table:table-cell>
            <table:table-cell table:style-name="Table19.H1" office:value-type="string">
              <text:p text:style-name="P26">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0">D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TM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Marklin/Motorola system, <text:span text:style-name="T27">do not use.</text:span></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0">MTH DCS, <text:span text:style-name="T27">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7"><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shall not be assigned out of this range</text:span>.</text:p>
      <text:p text:style-name="P31"><text:soft-page-break/>It is possible that a future OpenLCB protocol may, or may not, define a mechanism to <text:span text:style-name="T20">negotiate</text:span> a Unique Identifier lease over an OpenLCB network. <text:s/><text:span text:style-name="T25">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6">Byte 1</text:p>
            </table:table-cell>
            <table:table-cell table:style-name="Table6.A1" table:number-columns-spanned="2" office:value-type="string">
              <text:p text:style-name="P26">Byte 2</text:p>
            </table:table-cell>
            <table:covered-table-cell/>
            <table:table-cell table:style-name="Table6.A1" office:value-type="string">
              <text:p text:style-name="P26">Byte 3</text:p>
            </table:table-cell>
            <table:table-cell table:style-name="Table6.A1" office:value-type="string">
              <text:p text:style-name="P26">Byte 4</text:p>
            </table:table-cell>
            <table:table-cell table:style-name="Table6.A1" office:value-type="string">
              <text:p text:style-name="P26">Byte 5</text:p>
            </table:table-cell>
            <table:table-cell table:style-name="Table6.A1" office:value-type="string">
              <text:p text:style-name="P26">Byte 6</text:p>
            </table:table-cell>
            <table:table-cell table:style-name="Table6.A1" office:value-type="string">
              <text:p text:style-name="P26">Organization</text:p>
            </table:table-cell>
            <table:table-cell table:style-name="Table6.I1" office:value-type="string">
              <text:p text:style-name="P26">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9">00</text:p>
          </table:table-cell>
          <table:table-cell table:style-name="Table6.E2" table:number-columns-spanned="3" office:value-type="string">
            <text:p text:style-name="P14">Self-Assigned</text:p>
          </table:table-cell>
          <table:covered-table-cell/>
          <table:covered-table-cell/>
          <table:table-cell table:style-name="Table6.H2" office:value-type="string">
            <text:p text:style-name="P12">OpenLCB</text:p>
          </table:table-cell>
          <table:table-cell table:style-name="Table6.I3" office:value-type="string">
            <text:p text:style-name="P10">Allocated through OpenLCB.org.</text:p>
          </table:table-cell>
        </table:table-row>
        <table:table-row>
          <table:table-cell table:style-name="Table6.A3" office:value-type="string">
            <text:p text:style-name="P20">08</text:p>
          </table:table-cell>
          <table:table-cell table:style-name="Table6.B3" table:number-columns-spanned="2" office:value-type="string">
            <text:p text:style-name="P20">00</text:p>
          </table:table-cell>
          <table:covered-table-cell/>
          <table:table-cell table:style-name="Table6.D3" office:value-type="string">
            <text:p text:style-name="P20">*</text:p>
          </table:table-cell>
          <table:table-cell table:style-name="Table6.E3" table:number-columns-spanned="3" office:value-type="string">
            <text:p text:style-name="P20">Self-Assigned</text:p>
          </table:table-cell>
          <table:covered-table-cell/>
          <table:covered-table-cell/>
          <table:table-cell table:style-name="Table6.H3" office:value-type="string">
            <text:p text:style-name="P23">OpenLCB</text:p>
          </table:table-cell>
          <table:table-cell table:style-name="Table6.I3" office:value-type="string">
            <text:p text:style-name="P21">Reserved for future OpenLCB.org allocations.</text:p>
          </table:table-cell>
        </table:table-row>
        <table:table-row>
          <table:table-cell table:style-name="Table6.A4" office:value-type="string">
            <text:p text:style-name="P12">08</text:p>
          </table:table-cell>
          <table:table-cell table:style-name="Table6.B4" office:value-type="string">
            <text:p text:style-name="P22">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4">Self-Assigned</text:p>
          </table:table-cell>
          <table:covered-table-cell/>
          <table:table-cell table:style-name="Table6.H4" office:value-type="string">
            <text:p text:style-name="P12">DCC Manufacturer</text:p>
          </table:table-cell>
          <table:table-cell table:style-name="Table6.I4"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3">08</text:p>
          </table:table-cell>
          <table:table-cell table:style-name="Table6.B5" table:number-columns-spanned="2" office:value-type="string">
            <text:p text:style-name="P39">01</text:p>
          </table:table-cell>
          <table:covered-table-cell/>
          <table:table-cell table:style-name="Table6.D5" office:value-type="string">
            <text:p text:style-name="P38">00</text:p>
          </table:table-cell>
          <table:table-cell table:style-name="Table6.E5" office:value-type="string">
            <text:p text:style-name="P38">0D</text:p>
          </table:table-cell>
          <table:table-cell table:style-name="Table6.F5" table:number-columns-spanned="2" office:value-type="string">
            <text:p text:style-name="P34">Self-Assigned</text:p>
          </table:table-cell>
          <table:covered-table-cell/>
          <table:table-cell table:style-name="Table6.H5" office:value-type="string">
            <text:p text:style-name="P47">DCC - DIY</text:p>
          </table:table-cell>
          <table:table-cell table:style-name="Table6.I5" office:value-type="string">
            <text:p text:style-name="P32">Do-It-Yourself (shared unmanaged space). <text:s/>Use with Caution.</text:p>
          </table:table-cell>
        </table:table-row>
      </table:table>
      <text:p text:style-name="Standard"/>
      <text:h text:style-name="P52" text:outline-level="2"><text:bookmark-start text:name="__RefHeading__4005_53554088"/><text:span text:style-name="T18">Long (16-bit) NMRA DCC </text:span>Manufacture<text:span text:style-name="T14">r</text:span> Specific<text:bookmark-end text:name="__RefHeading__4005_53554088"/></text:h>
      <text:p text:style-name="P36">Manufacturers shall ensure uniqueness for identifiers they assign. <text:s/><text:span text:style-name="T18">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7">Byte 1</text:p>
          </table:table-cell>
          <table:table-cell table:style-name="Table2.A1" office:value-type="string">
            <text:p text:style-name="P27">Byte 2</text:p>
          </table:table-cell>
          <table:table-cell table:style-name="Table2.A1" office:value-type="string">
            <text:p text:style-name="P27">Byte 3</text:p>
          </table:table-cell>
          <table:table-cell table:style-name="Table2.A1" office:value-type="string">
            <text:p text:style-name="P27">Byte 4</text:p>
          </table:table-cell>
          <table:table-cell table:style-name="Table2.A1" office:value-type="string">
            <text:p text:style-name="P27">Byte 5</text:p>
          </table:table-cell>
          <table:table-cell table:style-name="Table2.A1" office:value-type="string">
            <text:p text:style-name="P27">Byte 6</text:p>
          </table:table-cell>
          <table:table-cell table:style-name="Table2.A1" office:value-type="string">
            <text:p text:style-name="P27">Organization</text:p>
          </table:table-cell>
          <table:table-cell table:style-name="Table2.H1" office:value-type="string">
            <text:p text:style-name="P27">Comment</text:p>
          </table:table-cell>
        </table:table-row>
        <table:table-row>
          <table:table-cell table:style-name="Table2.C6" office:value-type="string">
            <text:p text:style-name="P13">0<text:span text:style-name="T29">9</text:span></text:p>
          </table:table-cell>
          <table:table-cell table:style-name="Table2.B2" table:number-columns-spanned="2" office:value-type="string">
            <text:p text:style-name="P18">Long</text:p>
            <text:p text:style-name="P13">DCC ID</text:p>
          </table:table-cell>
          <table:covered-table-cell/>
          <table:table-cell table:style-name="Table2.D2" table:number-columns-spanned="3" office:value-type="string">
            <text:p text:style-name="P13">Self-Assigned</text:p>
          </table:table-cell>
          <table:covered-table-cell/>
          <table:covered-table-cell/>
          <table:table-cell table:style-name="Table2.G6" office:value-type="string">
            <text:p text:style-name="P13">DCC Manufacturer</text:p>
          </table:table-cell>
          <table:table-cell table:style-name="Table2.H6" office:value-type="string">
            <text:p text:style-name="P11">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0D</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DIY</text:p>
          </table:table-cell>
          <table:table-cell table:style-name="Table2.H6" office:value-type="string">
            <text:p text:style-name="P11">Do-It-Yourself (shared unmanaged space, not recommended for individual use)</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12</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JMRI</text:p>
          </table:table-cell>
          <table:table-cell table:style-name="Table2.H6" office:value-type="string">
            <text:p text:style-name="P11">JMRI (for use in software solution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A5</text:p>
          </table:table-cell>
          <table:table-cell table:style-name="Table2.D6" office:value-type="string">
            <text:p text:style-name="P13">*</text:p>
          </table:table-cell>
          <table:table-cell table:style-name="Table2.E5" table:number-columns-spanned="2" office:value-type="string">
            <text:p text:style-name="P13"><text:span text:style-name="T13">CBUS <text:s text:c="7"/></text:span>Node ID</text:p>
          </table:table-cell>
          <table:covered-table-cell/>
          <table:table-cell table:style-name="Table2.G6" office:value-type="string">
            <text:p text:style-name="P13"><text:span text:style-name="T17">DCC – </text:span>MERG</text:p>
          </table:table-cell>
          <table:table-cell table:style-name="Table2.H6" office:value-type="string">
            <text:p text:style-name="P11">MERG Node ID translation</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EE</text:p>
          </table:table-cell>
          <table:table-cell table:style-name="Table2.D6" office:value-type="string">
            <text:p text:style-name="P13">*</text:p>
          </table:table-cell>
          <table:table-cell table:style-name="Table2.F6" office:value-type="string">
            <text:p text:style-name="P13">*</text:p>
          </table:table-cell>
          <table:table-cell table:style-name="Table2.F6" office:value-type="string">
            <text:p text:style-name="P13">*</text:p>
          </table:table-cell>
          <table:table-cell table:style-name="Table2.G6" office:value-type="string">
            <text:p text:style-name="P13"><text:span text:style-name="T17">DCC – </text:span>NMRA</text:p>
          </table:table-cell>
          <table:table-cell table:style-name="Table2.H6" office:value-type="string">
            <text:p text:style-name="P11">NMRA Reserved (for extended manufacture ID numbers). <text:s/><text:span text:style-name="T24">Not available for use.</text:span></text:p>
          </table:table-cell>
        </table:table-row>
      </table:table>
      <text:p text:style-name="P36"/>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6">Byte 1</text:p>
            </table:table-cell>
            <table:table-cell table:style-name="Table9.A1" office:value-type="string">
              <text:p text:style-name="P26">Byte 2</text:p>
            </table:table-cell>
            <table:table-cell table:style-name="Table9.A1" office:value-type="string">
              <text:p text:style-name="P26">Byte 3</text:p>
            </table:table-cell>
            <table:table-cell table:style-name="Table9.A1" office:value-type="string">
              <text:p text:style-name="P26">Byte 4</text:p>
            </table:table-cell>
            <table:table-cell table:style-name="Table9.A1" office:value-type="string">
              <text:p text:style-name="P26">Byte 5</text:p>
            </table:table-cell>
            <table:table-cell table:style-name="Table9.A1" office:value-type="string">
              <text:p text:style-name="P26">Byte 6</text:p>
            </table:table-cell>
            <table:table-cell table:style-name="Table9.A1" office:value-type="string">
              <text:p text:style-name="P26">Organization</text:p>
            </table:table-cell>
            <table:table-cell table:style-name="Table9.H1" office:value-type="string">
              <text:p text:style-name="P26">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
      <text:p text:style-name="Standard"/>
      <text:p text:style-name="P35"/>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 (Informative)<text:tab/>1</text:p>
          <text:p text:style-name="P49"><text:s/>2 Intended Use (Informative)<text:tab/>1</text:p>
          <text:p text:style-name="P49"><text:s/>3 References and Context (Normative)<text:tab/>1</text:p>
          <text:p text:style-name="P49"><text:s/>4 Format (Normative)<text:tab/>1</text:p>
          <text:p text:style-name="P49"><text:s/>5 Allocation (Normative)<text:tab/>1</text:p>
          <text:p text:style-name="P50"><text:s/>5.1 Overview<text:tab/>2</text:p>
          <text:p text:style-name="P50"><text:s/>5.2 Reserved Leading Zero<text:tab/>2</text:p>
          <text:p text:style-name="P50"><text:s/>5.3 Well-Known Global Identifiers<text:tab/>3</text:p>
          <text:p text:style-name="P50"><text:s/>5.4 Manufacturer Specific<text:tab/>3</text:p>
          <text:p text:style-name="P50"><text:s/>5.5 Self-Assigning Groups<text:tab/>4</text:p>
          <text:p text:style-name="P50"><text:s/>5.6 Assigned by Software at Runtime<text:tab/>5</text:p>
          <text:p text:style-name="P50"><text:s/>5.7 Specifically Assigned by Request<text:tab/>5</text:p>
          <text:p text:style-name="P50"><text:s/>5.8 Locomotive Control Systems<text:tab/>5</text:p>
          <text:p text:style-name="P50"><text:s/>5.9 RFID and NFC<text:tab/>6</text:p>
          <text:p text:style-name="P50"><text:s/>5.10 Temporary Assigned by Software at Runtime<text:tab/>6</text:p>
          <text:p text:style-name="P50"><text:s/>5.11 Long (16-bit) NMRA DCC Manufacturer Specific<text:tab/>7</text:p>
          <text:p text:style-name="P50"><text:s/>5.12 Reserved Unique Identifiers<text:tab/>8</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Feb 6, 2016</text:user-defined></text:p>
            </table:table-cell>
            <table:table-cell table:style-name="Table1.D3"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99</meta:editing-cycles>
    <meta:editing-duration>P1DT14H9M30S</meta:editing-duration>
    <meta:generator>LibreOffice/4.4.0.3$MacOSX_X86_64 LibreOffice_project/de093506bcdc5fafd9023ee680b8c60e3e0645d7</meta:generator>
    <dc:date>2016-02-06T12:57:54.292876000</dc:date>
    <dc:creator>David Harris</dc:creator>
    <meta:printed-by>Bob Jacobsen</meta:printed-by>
    <meta:print-date>2010-10-24T14:21:59</meta:print-date>
    <meta:document-statistic meta:table-count="12" meta:image-count="1" meta:object-count="0" meta:page-count="9" meta:paragraph-count="512" meta:word-count="2233" meta:character-count="13317" meta:non-whitespace-character-count="11468"/>
    <meta:user-defined meta:name="OLCBdate">Feb 6, 2016</meta:user-defined>
    <meta:user-defined meta:name="OLCBstatus">Draft</meta:user-defined>
    <meta:user-defined meta:name="OLCByear">2016</meta:user-defined>
  </office:meta>
</office:document-meta>
</file>